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10pt" fo:font-weight="bold" officeooo:rsid="0009418d" officeooo:paragraph-rsid="0009418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Nimbus Mono L" fo:font-size="10pt" fo:font-weight="bold" officeooo:rsid="002248f9" officeooo:paragraph-rsid="002248f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Nimbus Mono L" fo:font-size="14pt" style:text-underline-style="solid" style:text-underline-width="auto" style:text-underline-color="font-color" fo:font-weight="bold" officeooo:rsid="00267dcb" officeooo:paragraph-rsid="00267dcb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Nimbus Mono L" fo:font-size="10pt" fo:font-weight="bold" officeooo:rsid="0009418d" officeooo:paragraph-rsid="0009418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Nimbus Mono L" fo:font-size="10pt" fo:font-weight="bold" officeooo:rsid="0009418d" officeooo:paragraph-rsid="000f71ad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Nimbus Mono L" fo:font-size="10pt" fo:font-weight="bold" officeooo:rsid="000a55d2" officeooo:paragraph-rsid="000a55d2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Nimbus Mono L" fo:font-size="10pt" fo:font-weight="bold" officeooo:rsid="000c2521" officeooo:paragraph-rsid="000c2521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style:font-name="Nimbus Mono L" fo:font-size="10pt" fo:font-weight="bold" officeooo:rsid="000e561b" officeooo:paragraph-rsid="00267dcb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style:font-name="Nimbus Mono L" fo:font-size="10pt" fo:font-weight="bold" officeooo:rsid="000f71ad" officeooo:paragraph-rsid="000f71ad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00" style:font-name="Nimbus Mono L" fo:font-size="10pt" fo:font-weight="bold" officeooo:rsid="001698e1" officeooo:paragraph-rsid="001698e1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00" style:font-name="Nimbus Mono L" fo:font-size="10pt" fo:font-weight="bold" officeooo:rsid="001698e1" officeooo:paragraph-rsid="002248f9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style:font-name="Nimbus Mono L" fo:font-size="10pt" fo:font-weight="bold" officeooo:rsid="00188cef" officeooo:paragraph-rsid="002248f9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00" style:font-name="Nimbus Mono L" fo:font-size="10pt" fo:font-weight="bold" officeooo:rsid="003c2cb9" officeooo:paragraph-rsid="003c2cb9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0000" style:font-name="Nimbus Mono L" fo:font-size="10pt" style:text-underline-style="solid" style:text-underline-width="auto" style:text-underline-color="font-color" fo:font-weight="bold" officeooo:rsid="000f71ad" officeooo:paragraph-rsid="000f71ad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style:font-name="Nimbus Mono L" fo:font-size="10pt" style:text-underline-style="solid" style:text-underline-width="auto" style:text-underline-color="font-color" fo:font-weight="bold" officeooo:rsid="000e561b" officeooo:paragraph-rsid="00267dcb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000000" style:font-name="Nimbus Mono L" fo:font-size="10pt" style:text-underline-style="solid" style:text-underline-width="auto" style:text-underline-color="font-color" fo:font-weight="bold" officeooo:rsid="001698e1" officeooo:paragraph-rsid="001698e1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000000" style:font-name="Nimbus Mono L" fo:font-size="10pt" style:text-underline-style="solid" style:text-underline-width="auto" style:text-underline-color="font-color" fo:font-weight="bold" officeooo:rsid="001698e1" officeooo:paragraph-rsid="002248f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000000" style:font-name="Nimbus Mono L" fo:font-size="10pt" style:text-underline-style="solid" style:text-underline-width="auto" style:text-underline-color="font-color" fo:font-weight="bold" officeooo:rsid="002aee97" officeooo:paragraph-rsid="002aee97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00" style:font-name="Nimbus Mono L" fo:font-size="10pt" style:text-underline-style="none" fo:font-weight="bold" officeooo:rsid="000d6145" officeooo:paragraph-rsid="00267dcb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style:font-name="Nimbus Mono L" fo:font-size="10pt" style:text-underline-style="none" fo:font-weight="bold" officeooo:rsid="001698e1" officeooo:paragraph-rsid="002248f9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00" style:font-name="Nimbus Mono L" fo:font-size="10pt" style:text-underline-style="none" fo:font-weight="bold" officeooo:rsid="0028ff1a" officeooo:paragraph-rsid="0028ff1a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style:font-name="Nimbus Mono L" fo:font-size="10pt" style:text-underline-style="none" fo:font-weight="bold" officeooo:rsid="0028ff1a" officeooo:paragraph-rsid="002aee97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style:font-name="Nimbus Mono L" fo:font-size="10pt" style:text-underline-style="none" fo:font-weight="bold" officeooo:rsid="002aee97" officeooo:paragraph-rsid="002aee97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000000" style:font-name="Nimbus Mono L" fo:font-size="10pt" style:text-underline-style="none" fo:font-weight="bold" officeooo:rsid="00396f9b" officeooo:paragraph-rsid="00396f9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fo:font-weight="bold" officeooo:rsid="0009418d" officeooo:paragraph-rsid="00111d82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fo:font-weight="bold" officeooo:rsid="0009418d" officeooo:paragraph-rsid="00209a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fo:font-weight="bold" officeooo:rsid="0009418d" officeooo:paragraph-rsid="00267dcb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fo:font-weight="bold" officeooo:rsid="0009418d" officeooo:paragraph-rsid="002aee9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fo:font-weight="bold" officeooo:rsid="0009418d" officeooo:paragraph-rsid="002c2bb7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fo:font-weight="bold" officeooo:rsid="0009418d" officeooo:paragraph-rsid="003a95e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fo:font-weight="bold" officeooo:rsid="003a95e0" officeooo:paragraph-rsid="003ac7f4" fo:background-color="#ffff99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09418d" officeooo:paragraph-rsid="00209aaa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09418d" officeooo:paragraph-rsid="00267dcb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09418d" officeooo:paragraph-rsid="002aee97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09418d" officeooo:paragraph-rsid="003a95e0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0e561b" officeooo:paragraph-rsid="00267dcb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0e561b" officeooo:paragraph-rsid="002aee97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0e561b" officeooo:paragraph-rsid="003a95e0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1698e1" officeooo:paragraph-rsid="00209aaa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1698e1" officeooo:paragraph-rsid="002248f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2248f9" officeooo:paragraph-rsid="002248f9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2248f9" officeooo:paragraph-rsid="002c2bb7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2aee97" officeooo:paragraph-rsid="002aee97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2c2bb7" officeooo:paragraph-rsid="002c2bb7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2d32b6" officeooo:paragraph-rsid="002c2bb7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322c4c" officeooo:paragraph-rsid="002c2bb7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3a95e0" officeooo:paragraph-rsid="003a95e0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3ac7f4" officeooo:paragraph-rsid="003ac7f4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none" fo:font-weight="bold" officeooo:rsid="002248f9" officeooo:paragraph-rsid="002248f9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color="#000000" style:font-name="Nimbus Mono L" fo:font-size="10pt" style:text-underline-style="solid" style:text-underline-width="auto" style:text-underline-color="font-color" fo:font-weight="bold" officeooo:rsid="001698e1" officeooo:paragraph-rsid="003a95e0" style:font-size-asian="10pt" style:font-weight-asian="bold" style:font-size-complex="10pt" style:font-weight-complex="bold"/>
    </style:style>
    <style:style style:name="P51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font-name="Nimbus Mono L" fo:font-size="10pt" fo:font-weight="bold" officeooo:rsid="0009418d" officeooo:paragraph-rsid="00111d82" style:font-size-asian="10pt" style:font-weight-asian="bold" style:font-size-complex="10pt" style:font-weight-complex="bold"/>
    </style:style>
    <style:style style:name="P52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font-name="Nimbus Mono L" fo:font-size="10pt" fo:font-weight="bold" officeooo:rsid="0009418d" officeooo:paragraph-rsid="0009418d" style:font-size-asian="10pt" style:font-weight-asian="bold" style:font-size-complex="10pt" style:font-weight-complex="bold"/>
    </style:style>
    <style:style style:name="P53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font-name="Nimbus Mono L" fo:font-size="10pt" fo:font-weight="bold" officeooo:rsid="0009418d" officeooo:paragraph-rsid="00209aaa" style:font-size-asian="10pt" style:font-weight-asian="bold" style:font-size-complex="10pt" style:font-weight-complex="bold"/>
    </style:style>
    <style:style style:name="P54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font-name="Nimbus Mono L" fo:font-size="10pt" fo:font-weight="bold" officeooo:rsid="0009418d" officeooo:paragraph-rsid="002248f9" style:font-size-asian="10pt" style:font-weight-asian="bold" style:font-size-complex="10pt" style:font-weight-complex="bold"/>
    </style:style>
    <style:style style:name="P55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font-name="Nimbus Mono L" fo:font-size="10pt" fo:font-weight="bold" officeooo:rsid="0009418d" officeooo:paragraph-rsid="00267dcb" style:font-size-asian="10pt" style:font-weight-asian="bold" style:font-size-complex="10pt" style:font-weight-complex="bold"/>
    </style:style>
    <style:style style:name="P56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font-name="Nimbus Mono L" fo:font-size="10pt" fo:font-weight="bold" officeooo:rsid="0009418d" officeooo:paragraph-rsid="002aee97" style:font-size-asian="10pt" style:font-weight-asian="bold" style:font-size-complex="10pt" style:font-weight-complex="bold"/>
    </style:style>
    <style:style style:name="P57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font-name="Nimbus Mono L" fo:font-size="10pt" fo:font-weight="bold" officeooo:rsid="0009418d" officeooo:paragraph-rsid="003a95e0" style:font-size-asian="10pt" style:font-weight-asian="bold" style:font-size-complex="10pt" style:font-weight-complex="bold"/>
    </style:style>
    <style:style style:name="T1" style:family="text">
      <style:text-properties fo:background-color="#00ffff" loext:char-shading-value="0"/>
    </style:style>
    <style:style style:name="T2" style:family="text">
      <style:text-properties fo:background-color="#ffff99" loext:char-shading-value="0"/>
    </style:style>
    <style:style style:name="T3" style:family="text">
      <style:text-properties officeooo:rsid="000d199d" fo:background-color="#ffff99" loext:char-shading-value="0"/>
    </style:style>
    <style:style style:name="T4" style:family="text">
      <style:text-properties officeooo:rsid="00111d82" fo:background-color="#ffff99" loext:char-shading-value="0"/>
    </style:style>
    <style:style style:name="T5" style:family="text">
      <style:text-properties officeooo:rsid="00209aaa" fo:background-color="#ffff99" loext:char-shading-value="0"/>
    </style:style>
    <style:style style:name="T6" style:family="text">
      <style:text-properties officeooo:rsid="002248f9" fo:background-color="#ffff99" loext:char-shading-value="0"/>
    </style:style>
    <style:style style:name="T7" style:family="text">
      <style:text-properties officeooo:rsid="002aee97" fo:background-color="#ffff99" loext:char-shading-value="0"/>
    </style:style>
    <style:style style:name="T8" style:family="text">
      <style:text-properties officeooo:rsid="002c2bb7" fo:background-color="#ffff99" loext:char-shading-value="0"/>
    </style:style>
    <style:style style:name="T9" style:family="text">
      <style:text-properties officeooo:rsid="003a95e0" fo:background-color="#ffff99" loext:char-shading-value="0"/>
    </style:style>
    <style:style style:name="T10" style:family="text">
      <style:text-properties officeooo:rsid="001698e1" fo:background-color="#ffff99" loext:char-shading-value="0"/>
    </style:style>
    <style:style style:name="T11" style:family="text">
      <style:text-properties officeooo:rsid="00094a2d"/>
    </style:style>
    <style:style style:name="T12" style:family="text">
      <style:text-properties fo:background-color="#66ffff" loext:char-shading-value="0"/>
    </style:style>
    <style:style style:name="T13" style:family="text">
      <style:text-properties officeooo:rsid="000d199d" fo:background-color="#66ffff" loext:char-shading-value="0"/>
    </style:style>
    <style:style style:name="T14" style:family="text">
      <style:text-properties officeooo:rsid="00111d82" fo:background-color="#66ffff" loext:char-shading-value="0"/>
    </style:style>
    <style:style style:name="T15" style:family="text">
      <style:text-properties officeooo:rsid="001698e1" fo:background-color="#66ffff" loext:char-shading-value="0"/>
    </style:style>
    <style:style style:name="T16" style:family="text">
      <style:text-properties officeooo:rsid="002248f9" fo:background-color="#66ffff" loext:char-shading-value="0"/>
    </style:style>
    <style:style style:name="T17" style:family="text">
      <style:text-properties officeooo:rsid="002aee97" fo:background-color="#66ffff" loext:char-shading-value="0"/>
    </style:style>
    <style:style style:name="T18" style:family="text">
      <style:text-properties officeooo:rsid="002c2bb7" fo:background-color="#66ffff" loext:char-shading-value="0"/>
    </style:style>
    <style:style style:name="T19" style:family="text">
      <style:text-properties officeooo:rsid="003a95e0" fo:background-color="#66ffff" loext:char-shading-value="0"/>
    </style:style>
    <style:style style:name="T20" style:family="text">
      <style:text-properties officeooo:rsid="003ac7f4" fo:background-color="#66ffff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0d199d" fo:background-color="transparent" loext:char-shading-value="0"/>
    </style:style>
    <style:style style:name="T23" style:family="text">
      <style:text-properties officeooo:rsid="00111d82" fo:background-color="transparent" loext:char-shading-value="0"/>
    </style:style>
    <style:style style:name="T24" style:family="text">
      <style:text-properties officeooo:rsid="00141978" fo:background-color="transparent" loext:char-shading-value="0"/>
    </style:style>
    <style:style style:name="T25" style:family="text">
      <style:text-properties officeooo:rsid="00209aaa" fo:background-color="transparent" loext:char-shading-value="0"/>
    </style:style>
    <style:style style:name="T26" style:family="text">
      <style:text-properties officeooo:rsid="002248f9" fo:background-color="transparent" loext:char-shading-value="0"/>
    </style:style>
    <style:style style:name="T27" style:family="text">
      <style:text-properties officeooo:rsid="0024b4ff" fo:background-color="transparent" loext:char-shading-value="0"/>
    </style:style>
    <style:style style:name="T28" style:family="text">
      <style:text-properties officeooo:rsid="002aee97" fo:background-color="transparent" loext:char-shading-value="0"/>
    </style:style>
    <style:style style:name="T29" style:family="text">
      <style:text-properties officeooo:rsid="002c2bb7" fo:background-color="transparent" loext:char-shading-value="0"/>
    </style:style>
    <style:style style:name="T30" style:family="text">
      <style:text-properties officeooo:rsid="003ac7f4" fo:background-color="transparent" loext:char-shading-value="0"/>
    </style:style>
    <style:style style:name="T31" style:family="text">
      <style:text-properties officeooo:rsid="0009e513"/>
    </style:style>
    <style:style style:name="T32" style:family="text">
      <style:text-properties officeooo:rsid="000a55d2"/>
    </style:style>
    <style:style style:name="T33" style:family="text">
      <style:text-properties officeooo:rsid="000c2521"/>
    </style:style>
    <style:style style:name="T34" style:family="text">
      <style:text-properties officeooo:rsid="000d199d"/>
    </style:style>
    <style:style style:name="T35" style:family="text">
      <style:text-properties officeooo:rsid="000d6145"/>
    </style:style>
    <style:style style:name="T36" style:family="text">
      <style:text-properties officeooo:rsid="000f71a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267dcb"/>
    </style:style>
    <style:style style:name="T39" style:family="text">
      <style:text-properties style:text-underline-style="none" officeooo:rsid="00094a2d"/>
    </style:style>
    <style:style style:name="T40" style:family="text">
      <style:text-properties style:text-underline-style="none" officeooo:rsid="002248f9"/>
    </style:style>
    <style:style style:name="T41" style:family="text">
      <style:text-properties style:text-underline-style="none" officeooo:rsid="003a95e0" fo:background-color="#66ffff" loext:char-shading-value="0"/>
    </style:style>
    <style:style style:name="T42" style:family="text">
      <style:text-properties style:text-underline-style="none" officeooo:rsid="0009418d" fo:background-color="transparent" loext:char-shading-value="0"/>
    </style:style>
    <style:style style:name="T43" style:family="text">
      <style:text-properties style:text-underline-style="none" officeooo:rsid="003ac7f4" fo:background-color="transparent" loext:char-shading-value="0"/>
    </style:style>
    <style:style style:name="T44" style:family="text">
      <style:text-properties officeooo:rsid="00111d82"/>
    </style:style>
    <style:style style:name="T45" style:family="text">
      <style:text-properties officeooo:rsid="0015e943"/>
    </style:style>
    <style:style style:name="T46" style:family="text">
      <style:text-properties fo:background-color="#ff6600" loext:char-shading-value="0"/>
    </style:style>
    <style:style style:name="T47" style:family="text">
      <style:text-properties officeooo:rsid="001698e1" fo:background-color="#ff6600" loext:char-shading-value="0"/>
    </style:style>
    <style:style style:name="T48" style:family="text">
      <style:text-properties officeooo:rsid="001f0590"/>
    </style:style>
    <style:style style:name="T49" style:family="text">
      <style:text-properties officeooo:rsid="002248f9"/>
    </style:style>
    <style:style style:name="T50" style:family="text">
      <style:text-properties officeooo:rsid="0024b4ff"/>
    </style:style>
    <style:style style:name="T51" style:family="text">
      <style:text-properties officeooo:rsid="00271410"/>
    </style:style>
    <style:style style:name="T52" style:family="text">
      <style:text-properties officeooo:rsid="002c2bb7"/>
    </style:style>
    <style:style style:name="T53" style:family="text">
      <style:text-properties officeooo:rsid="002e8f61"/>
    </style:style>
    <style:style style:name="T54" style:family="text">
      <style:text-properties officeooo:rsid="003088ec"/>
    </style:style>
    <style:style style:name="T55" style:family="text">
      <style:text-properties officeooo:rsid="003a95e0"/>
    </style:style>
    <style:style style:name="T56" style:family="text">
      <style:text-properties style:use-window-font-color="true" fo:background-color="#ffff99" loext:char-shading-value="0"/>
    </style:style>
    <style:style style:name="T57" style:family="text">
      <style:text-properties style:use-window-font-color="true" fo:background-color="transparent" loext:char-shading-value="0"/>
    </style:style>
    <style:style style:name="T58" style:family="text">
      <style:text-properties fo:background-color="#ff420e" loext:char-shading-value="0"/>
    </style:style>
    <style:style style:name="T59" style:family="text">
      <style:text-properties officeooo:rsid="003a95e0" fo:background-color="#ff420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Bus/DARC-Layer 6 used in Munich</text:p>
      <text:p text:style-name="P1"/>
      <text:p text:style-name="P1">Encoding: Latin-1</text:p>
      <text:p text:style-name="P2">All Messages with the same <text:span text:style-name="T54">Layer4-</text:span>Channel-Nr. (50-75) belong to each other!!!</text:p>
      <text:p text:style-name="P4"/>
      <text:p text:style-name="P14">Station-Name Message:</text:p>
      <text:p text:style-name="P5"/>
      <text:p text:style-name="P51"><text:span text:style-name="T2">000001</text:span> <text:s text:c="33"/><text:span text:style-name="T11">Always 0x000001 </text:span></text:p>
      <text:p text:style-name="P25"><text:span text:style-name="T12">07b0</text:span> <text:s text:c="35"/><text:span text:style-name="T11">iBUS-ID</text:span></text:p>
      <text:p text:style-name="P25"><text:span text:style-name="T2">0037</text:span> <text:s text:c="35"/><text:span text:style-name="T11">Length of message after this in byte (0x0037 = 50)</text:span></text:p>
      <text:p text:style-name="P25"><text:span text:style-name="T12">2c</text:span> <text:s text:c="37"/><text:span text:style-name="T31">Always 0x2c (message-type?)</text:span></text:p>
      <text:p text:style-name="P25"><text:span text:style-name="T2">02</text:span> <text:s text:c="37"/><text:span text:style-name="T52">Sequence-number</text:span></text:p>
      <text:p text:style-name="P25"><text:span text:style-name="T12">fd</text:span> <text:s text:c="37"/><text:span text:style-name="T32">Always 0xfd</text:span></text:p>
      <text:p text:style-name="P25"><text:span text:style-name="T2">0cfa17</text:span><text:span text:style-name="T21"> </text:span><text:s text:c="33"/><text:span text:style-name="T45">Some kind of bus-number and preamble-byte (But not for night-lines) (0x0B = Bus, 0x0C = Night?)</text:span></text:p>
      <text:p text:style-name="P29"><text:span text:style-name="T12">02</text:span> <text:s text:c="37"/><text:span text:style-name="T52">Sequence-number</text:span></text:p>
      <text:p text:style-name="P25"><text:span text:style-name="T2">00ffff</text:span><text:span text:style-name="T21"> </text:span><text:s text:c="33"/><text:span text:style-name="T32">Always 0x00ffff</text:span></text:p>
      <text:p text:style-name="P25"><text:span text:style-name="T1">03</text:span> <text:s text:c="37"/>Length of <text:span text:style-name="T52">l</text:span>ine-<text:span text:style-name="T52">n</text:span>umber (0x03 = 3)</text:p>
      <text:p text:style-name="P25"><text:span text:style-name="T2">4e3434</text:span> <text:s text:c="33"/>Line-<text:span text:style-name="T52">n</text:span>umber in ASCII (N44)</text:p>
      <text:p text:style-name="P25"><text:span text:style-name="T12">000129</text:span> <text:s text:c="33"/><text:span text:style-name="T32">Always 0x000129</text:span></text:p>
      <text:p text:style-name="P25"><text:span text:style-name="T2">02</text:span> <text:s text:c="37"/><text:span text:style-name="T31">Sequence-number</text:span></text:p>
      <text:p text:style-name="P25"><text:span text:style-name="T12">ef</text:span> <text:s text:c="37"/><text:span text:style-name="T32">Always 0xef</text:span></text:p>
      <text:p text:style-name="P25"><text:span text:style-name="T2">15</text:span> <text:s text:c="37"/><text:span text:style-name="T33">Length till end of destination string (0x15 = 21)</text:span></text:p>
      <text:p text:style-name="P25"><text:span text:style-name="T12">26</text:span> <text:s text:c="37"/><text:span text:style-name="T35">Seems to be 0x20 + 3x sequence-number</text:span></text:p>
      <text:p text:style-name="P25"><text:span text:style-name="T2">13</text:span> <text:s text:c="37"/>Length of <text:span text:style-name="T50">d</text:span>estination <text:span text:style-name="T50">s</text:span>tring (0x13 = 19)</text:p>
      <text:p text:style-name="P25"><text:span text:style-name="T12">484152524153202d204f53544241484e484f46</text:span> <text:s/>Destination <text:span text:style-name="T50">s</text:span>tring (HARRAS - OSTBAHNHOF)</text:p>
      <text:p text:style-name="P25"><text:span text:style-name="T2">2582</text:span> <text:s text:c="35"/><text:span text:style-name="T33">0x2580 + sequence-number</text:span></text:p>
      <text:p text:style-name="P25"><text:span text:style-name="T12">4602</text:span> <text:s text:c="35"/><text:span text:style-name="T33">0x4600 + sequence-number</text:span></text:p>
      <text:p text:style-name="P25"><text:span text:style-name="T2">0f810000</text:span> <text:s text:c="31"/><text:span text:style-name="T33">Always 0x0f810000</text:span></text:p>
      <text:p text:style-name="P25"><text:span text:style-name="T12">54</text:span> <text:s text:c="37"/><text:span text:style-name="T48">Position of slot in Time-Message (Byte-Offset)</text:span></text:p>
      <text:p text:style-name="P25"><text:span text:style-name="T2">0376330001 </text:span><text:s text:c="29"/><text:span text:style-name="T33">Always 0x0376330001 (if ASCII: EndOfTxt “v3”)</text:span></text:p>
      <text:p text:style-name="P9"/>
      <text:p text:style-name="P9"/>
      <text:p text:style-name="P4"><text:s text:c="6"/>0 <text:s text:c="18"/>1 <text:s text:c="18"/>2 <text:s text:c="18"/>3 <text:s text:c="18"/>4 <text:s text:c="18"/>5 <text:s text:c="18"/>6</text:p>
      <text:p text:style-name="P4"><text:span text:style-name="T36">Ch</text:span> <text:s text:c="3"/>0 1 2 3 4 5 6 7 8 9 0 1 2 3 4 5 6 7 8 9 0 1 2 3 4 5 6 7 8 9 0 1 2 3 4 5 6 7 8 9 0 1 2 3 4 5 6 7 8 9 0 1 2 3 4 5 6 7 8 9 0 1 2</text:p>
      <text:p text:style-name="P4">73 0x<text:span text:style-name="T2">000001</text:span><text:span text:style-name="T12">07b0</text:span><text:span text:style-name="T2">0032</text:span><text:span text:style-name="T12">2c</text:span><text:span text:style-name="T2">00</text:span><text:span text:style-name="T12">fd</text:span><text:span text:style-name="T2">0b0035</text:span><text:span text:style-name="T12">00</text:span><text:span text:style-name="T2">00ffff</text:span><text:span text:style-name="T12">02</text:span><text:span text:style-name="T2">3533</text:span><text:span text:style-name="T12">000129</text:span><text:span text:style-name="T2">00</text:span><text:span text:style-name="T12">ef</text:span><text:span text:style-name="T2">11</text:span><text:span text:style-name="T12">20</text:span><text:span text:style-name="T2">0f</text:span><text:span text:style-name="T12">414944454e4241434853545241df45</text:span><text:span text:style-name="T2">2580</text:span><text:span text:style-name="T12">4600</text:span><text:span text:style-name="T2">0f810000</text:span><text:span text:style-name="T12">54</text:span><text:span text:style-name="T2">0376330001</text:span> </text:p>
      <text:p text:style-name="P4">73 <text:s text:c="39"/>5 3 <text:s text:c="16"/>A I D E N B A C H S T R A ß E</text:p>
      <text:p text:style-name="P4">73 0x<text:span text:style-name="T2">000001</text:span><text:span text:style-name="T12">07b0</text:span><text:span text:style-name="T2">0029</text:span><text:span text:style-name="T12">2c</text:span><text:span text:style-name="T2">01</text:span><text:span text:style-name="T12">fd</text:span><text:span text:style-name="T2">0b0035</text:span><text:span text:style-name="T12">01</text:span><text:span text:style-name="T2">00ffff</text:span><text:span text:style-name="T12">02</text:span><text:span text:style-name="T2">3533</text:span><text:span text:style-name="T12">000129</text:span><text:span text:style-name="T2">01</text:span><text:span text:style-name="T12">ef</text:span><text:span text:style-name="T2">08</text:span><text:span text:style-name="T12">23</text:span><text:span text:style-name="T2">06</text:span><text:span text:style-name="T12">484152524153</text:span><text:span text:style-name="T2">2581</text:span><text:span text:style-name="T12">4601</text:span><text:span text:style-name="T2">0f810000</text:span><text:span text:style-name="T12">54</text:span><text:span text:style-name="T2">0376330001 </text:span></text:p>
      <text:p text:style-name="P4">73 <text:s text:c="39"/>5 3 <text:s text:c="16"/>H A R R A S</text:p>
      <text:p text:style-name="P52">73 0x<text:span text:style-name="T2">000001</text:span><text:span text:style-name="T12">07b0</text:span><text:span text:style-name="T2">0037</text:span><text:span text:style-name="T12">2c</text:span><text:span text:style-name="T2">02</text:span><text:span text:style-name="T12">fd</text:span><text:span text:style-name="T2">0cfa17</text:span><text:span text:style-name="T12">02</text:span><text:span text:style-name="T2">00ffff</text:span><text:span text:style-name="T12">03</text:span><text:span text:style-name="T2">4e3434</text:span><text:span text:style-name="T12">000129</text:span><text:span text:style-name="T2">02</text:span><text:span text:style-name="T12">ef</text:span><text:span text:style-name="T2">15</text:span><text:span text:style-name="T12">26</text:span><text:span text:style-name="T2">13</text:span><text:span text:style-name="T12">484152524153202d204f53544241484e484f46</text:span><text:span text:style-name="T2">2582</text:span><text:span text:style-name="T12">4602</text:span><text:span text:style-name="T2">0f810000</text:span><text:span text:style-name="T12">54</text:span><text:span text:style-name="T2">0376330001 </text:span></text:p>
      <text:p text:style-name="P4">73 <text:s text:c="39"/>N 4 4 <text:s text:c="16"/>H A R R A S <text:s text:c="2"/>- <text:s text:c="2"/>O S T B A H N H O F</text:p>
      <text:p text:style-name="P6">73 0x<text:span text:style-name="T2">000001</text:span><text:span text:style-name="T12">07b2</text:span><text:span text:style-name="T2">0034</text:span><text:span text:style-name="T12">2c</text:span><text:span text:style-name="T2">00</text:span><text:span text:style-name="T12">fd</text:span><text:span text:style-name="T2">0b0035</text:span><text:span text:style-name="T12">00</text:span><text:span text:style-name="T2">00ffff</text:span><text:span text:style-name="T12">02</text:span><text:span text:style-name="T2">3533</text:span><text:span text:style-name="T12">000129</text:span><text:span text:style-name="T2">00</text:span><text:span text:style-name="T12">ef</text:span><text:span text:style-name="T2">13</text:span><text:span text:style-name="T12">20</text:span><text:span text:style-name="T2">11</text:span><text:span text:style-name="T12">4ddc4e43484e4552204652454948454954</text:span><text:span text:style-name="T2">2580</text:span><text:span text:style-name="T12">4600</text:span><text:span text:style-name="T2">0f810000</text:span><text:span text:style-name="T12">60</text:span><text:span text:style-name="T2">0376330001 </text:span></text:p>
      <text:p text:style-name="P6">73 <text:s text:c="39"/>5 3 <text:s text:c="16"/>M <text:span text:style-name="T36">Ü</text:span> N C H N E R <text:s text:c="2"/>F R E I H E I T</text:p>
      <text:p text:style-name="P7">71 0x<text:span text:style-name="T2">000001</text:span><text:span text:style-name="T12">0790</text:span><text:span text:style-name="T2">002f</text:span><text:span text:style-name="T12">2c</text:span><text:span text:style-name="T2">02</text:span><text:span text:style-name="T12">fd</text:span><text:span text:style-name="T2">0b0039</text:span><text:span text:style-name="T12">02</text:span><text:span text:style-name="T2">00ffff</text:span><text:span text:style-name="T12">02</text:span><text:span text:style-name="T2">3537</text:span><text:span text:style-name="T12">000129</text:span><text:span text:style-name="T2">02</text:span><text:span text:style-name="T12">ef</text:span><text:span text:style-name="T2">0e</text:span><text:span text:style-name="T12">26</text:span><text:span text:style-name="T2">0c</text:span><text:span text:style-name="T12">4c41494d455220504c41545a</text:span><text:span text:style-name="T2">2582</text:span><text:span text:style-name="T12">4602</text:span><text:span text:style-name="T2">0f810000</text:span><text:span text:style-name="T12">36</text:span><text:span text:style-name="T2">0376330001 </text:span></text:p>
      <text:p text:style-name="P7">71 <text:s text:c="39"/>5 7 <text:s text:c="16"/>L A I M E R <text:s text:c="2"/>P L A T Z</text:p>
      <text:p text:style-name="P7">71 0x<text:span text:style-name="T2">000001</text:span><text:span text:style-name="T12">0790</text:span><text:span text:style-name="T2">0033</text:span><text:span text:style-name="T12">2c</text:span><text:span text:style-name="T2">03</text:span><text:span text:style-name="T12">fd</text:span><text:span text:style-name="T2">0b0038</text:span><text:span text:style-name="T12">03</text:span><text:span text:style-name="T2">00ffff</text:span><text:span text:style-name="T12">02</text:span><text:span text:style-name="T2">3536</text:span><text:span text:style-name="T12">000129</text:span><text:span text:style-name="T2">03</text:span><text:span text:style-name="T12">ef</text:span><text:span text:style-name="T2">12</text:span><text:span text:style-name="T12">29</text:span><text:span text:style-name="T2">10</text:span><text:span text:style-name="T12">46dc525354454e524945442057455354</text:span><text:span text:style-name="T2">2583</text:span><text:span text:style-name="T12">4603</text:span><text:span text:style-name="T2">0f810000</text:span><text:span text:style-name="T12">36</text:span><text:span text:style-name="T2">0376330001 </text:span></text:p>
      <text:p text:style-name="P7">71 <text:s text:c="39"/>5 6 <text:s text:c="16"/>F Ü R S T E N R I E D <text:s text:c="2"/>W E S T</text:p>
      <text:p text:style-name="P10"><text:soft-page-break/><text:span text:style-name="T38">A</text:span><text:span text:style-name="T37">dditional Station Message:</text:span></text:p>
      <text:p text:style-name="P16"/>
      <text:p text:style-name="P53"><text:span text:style-name="T2">000001</text:span> <text:s text:c="33"/><text:span text:style-name="T11">Always 0x000001 </text:span></text:p>
      <text:p text:style-name="P26"><text:span text:style-name="T12">07</text:span><text:span text:style-name="T14">53</text:span> <text:s text:c="35"/><text:span text:style-name="T11">iBUS-ID</text:span></text:p>
      <text:p text:style-name="P32"><text:span text:style-name="T2">00</text:span><text:span text:style-name="T5">26</text:span> <text:s text:c="35"/><text:span text:style-name="T11">Length of message after this in byte (0x0036 = 38)</text:span></text:p>
      <text:p text:style-name="P39"><text:span text:style-name="T46">2c002c04</text:span><text:span text:style-name="T21"> <text:s text:c="31"/></text:span><text:span text:style-name="T25">Sequence-</text:span><text:span text:style-name="T29">n</text:span><text:span text:style-name="T25">umber of </text:span><text:span text:style-name="T27">e</text:span><text:span text:style-name="T25">mpty (or to be deleted) </text:span><text:span text:style-name="T29">l</text:span><text:span text:style-name="T25">ine-</text:span><text:span text:style-name="T29">n</text:span><text:span text:style-name="T27">ame/</text:span><text:span text:style-name="T29">n</text:span><text:span text:style-name="T27">umber</text:span><text:span text:style-name="T25"> </text:span></text:p>
      <text:p text:style-name="P40"><text:span text:style-name="T12">124e000076....02f730b8739</text:span><text:span text:style-name="T25"> <text:s text:c="14"/></text:span><text:span text:style-name="T26">Always the same, </text:span><text:span text:style-name="T27">absolutely</text:span><text:span text:style-name="T26"> no </text:span><text:span text:style-name="T29">i</text:span><text:span text:style-name="T26">dea</text:span></text:p>
      <text:p text:style-name="P10"/>
      <text:p text:style-name="P10">53 0x<text:span text:style-name="T2">000001</text:span><text:span text:style-name="T12">061a</text:span><text:span text:style-name="T2">0024</text:span><text:span text:style-name="T12">124e0000760f000a7613000076180000730a8000730b800076141113730a902f730b8739</text:span> </text:p>
      <text:p text:style-name="P11">69 0x<text:span text:style-name="T2">000001</text:span><text:span text:style-name="T12">0761</text:span><text:span text:style-name="T2">0024</text:span><text:span text:style-name="T12">124e0000760f000a7613000076180000730a8000730b800076141113730a902f730b8739</text:span></text:p>
      <text:p text:style-name="P11">69 0x<text:span text:style-name="T2">000001</text:span><text:span text:style-name="T12">075d</text:span><text:span text:style-name="T2">0026</text:span><text:span text:style-name="T46">2c00</text:span><text:span text:style-name="T12">124e0000760f000a7613000076180000730a8000730b800076141113730a902f730b8739</text:span></text:p>
      <text:p text:style-name="P11">56 0x<text:span text:style-name="T2">000001</text:span><text:span text:style-name="T12">0655</text:span><text:span text:style-name="T2">0028</text:span><text:span text:style-name="T46">2c002c04</text:span><text:span text:style-name="T12">124e0000760f000a7613000076180000730a8000730b800076141113730a902f730b8739</text:span></text:p>
      <text:p text:style-name="P11">55 0x<text:span text:style-name="T2">000001</text:span><text:span text:style-name="T12">0651</text:span><text:span text:style-name="T2">0026</text:span><text:span text:style-name="T46">2c02</text:span><text:span text:style-name="T12">124e0000760f000a7613000076180000730a8000730b800076141113730a902f730b8739</text:span></text:p>
      <text:p text:style-name="P12">55 0x<text:span text:style-name="T2">000001</text:span><text:span text:style-name="T12">0643</text:span><text:span text:style-name="T2">0026</text:span><text:span text:style-name="T46">2c01</text:span><text:span text:style-name="T15">124e0000760f000a7613000076180000730a8000730b800076141113730a902f730b8739</text:span></text:p>
      <text:p text:style-name="P12">69 0x<text:span text:style-name="T2">000001</text:span><text:span text:style-name="T12">075f</text:span><text:span text:style-name="T2">0026</text:span><text:span text:style-name="T46">2c00</text:span><text:span text:style-name="T15">124e0000760f000a7613000076180000730a8000730b800076141113730a902f730b8739</text:span></text:p>
      <text:p text:style-name="P13"><text:span text:style-name="T57">54 0x</text:span><text:span text:style-name="T10">000</text:span><text:span text:style-name="T2">0</text:span><text:span text:style-name="T10">01</text:span><text:span text:style-name="T15">0631</text:span><text:span text:style-name="T10">005e</text:span><text:span text:style-name="T47">2c002c042c052c062c072c082c092c0a2c0b2c0c2c0d2c0e2c0f2c102c112c122c132c142c152c1</text:span></text:p>
      <text:p text:style-name="P13"><text:span text:style-name="T47">62c172c182c192c1a2c1b2c1c2c1d2c1e2c1f</text:span><text:span text:style-name="T15">124e0000760f000a7613000076180000730a8000730b800076141113730a932a730b8634</text:span></text:p>
      <text:p text:style-name="P11"/>
      <text:p text:style-name="P15">Special-Message</text:p>
      <text:p text:style-name="P15"/>
      <text:p text:style-name="P55"><text:span text:style-name="T2">000001</text:span> <text:s text:c="33"/><text:span text:style-name="T11">Always 0x000001 </text:span></text:p>
      <text:p text:style-name="P27"><text:span text:style-name="T12">07</text:span><text:span text:style-name="T14">53</text:span> <text:s text:c="35"/><text:span text:style-name="T11">iBUS-ID</text:span></text:p>
      <text:p text:style-name="P33"><text:span text:style-name="T2">003</text:span><text:span text:style-name="T4">6</text:span> <text:s text:c="35"/><text:span text:style-name="T11">Length of message after this in byte (0x0036 = 54)</text:span></text:p>
      <text:p text:style-name="P27"><text:span text:style-name="T12">ef</text:span> <text:s text:c="37"/><text:span text:style-name="T32">Always 0xef</text:span></text:p>
      <text:p text:style-name="P27"><text:span text:style-name="T4">31</text:span> <text:s text:c="37"/><text:span text:style-name="T33">Length till end of string (0x31 = 21)</text:span></text:p>
      <text:p text:style-name="P27"><text:span text:style-name="T12">2</text:span><text:span text:style-name="T16">8</text:span> <text:s text:c="37"/><text:span text:style-name="T51">0x22 + 3x sequence-number</text:span></text:p>
      <text:p text:style-name="P33"><text:span text:style-name="T4">2f</text:span> <text:s text:c="37"/>Length of <text:span text:style-name="T50">s</text:span>tring (0x<text:span text:style-name="T44">2f</text:span> = 19)</text:p>
      <text:p text:style-name="P36"><text:span text:style-name="T13">5665727370....6e2e202b2b2b</text:span><text:span text:style-name="T22"> <text:s text:c="13"/></text:span><text:span text:style-name="T23">Message </text:span></text:p>
      <text:p text:style-name="P36"><text:span text:style-name="T3">4682</text:span><text:span text:style-name="T22"> <text:s text:c="35"/></text:span><text:span text:style-name="T24">0x4680 + </text:span><text:span text:style-name="T29">s</text:span><text:span text:style-name="T24">equence-</text:span><text:span text:style-name="T29">n</text:span><text:span text:style-name="T24">umber</text:span></text:p>
      <text:p text:style-name="P36"><text:span text:style-name="T13">01</text:span><text:span text:style-name="T22"> <text:s text:c="33"/></text:span><text:span text:style-name="T23"><text:s text:c="4"/></text:span><text:span text:style-name="T28">0x01 at most messages, sometimes 0x02,0x04 or 0x05 (Maybe a bit-field?)</text:span></text:p>
      <text:p text:style-name="P19"/>
      <text:p text:style-name="P8"><text:span text:style-name="T34">68 0x</text:span><text:span text:style-name="T3">000001</text:span><text:span text:style-name="T13">0753</text:span><text:span text:style-name="T3">0036</text:span><text:span text:style-name="T13">ef</text:span><text:span text:style-name="T3">31</text:span><text:span text:style-name="T13">28</text:span><text:span text:style-name="T3">2f</text:span><text:span text:style-name="T13">5665727370e474756e6720647572636820737461726b6573205665726b656872736175666b6f6d6d656e2e202b2b2b</text:span><text:span text:style-name="T3">4682</text:span><text:span text:style-name="T13">01 </text:span></text:p>
      <text:p text:style-name="P8"><text:span text:style-name="T34">68 <text:s text:c="25"/>V e r s p </text:span>ä<text:span text:style-name="T34"> t u n g <text:s text:c="2"/>d u r c h <text:s text:c="2"/>s t a r k e s <text:s text:c="2"/>V e r k e h r s a u f k o m m e n . <text:s text:c="2"/></text:span>+<text:span text:style-name="T34"> </text:span>+<text:span text:style-name="T34"> </text:span>+</text:p>
      <text:p text:style-name="P21">72 0x<text:span text:style-name="T2">000001</text:span><text:span text:style-name="T12">07a4</text:span><text:span text:style-name="T2">002c</text:span><text:span text:style-name="T12">ef</text:span><text:span text:style-name="T2">27</text:span><text:span text:style-name="T12">25</text:span><text:span text:style-name="T2">25</text:span><text:span text:style-name="T12">5665727370e474756e6720776567656e2046616872747765677374f672756e672e202b2b2b</text:span><text:span text:style-name="T2">4681</text:span><text:span text:style-name="T12">02</text:span><text:span text:style-name="T2"> </text:span></text:p>
      <text:p text:style-name="P21">72 <text:s text:c="25"/>V e r s p ä t u n g <text:s text:c="2"/>w e g e n <text:s text:c="2"/>F a h r t w e g s t ö r u n g . <text:s text:c="2"/>+ + +</text:p>
      <text:p text:style-name="P21"/>
      <text:p text:style-name="P18">Activator and Deactivator?? for Special-Message</text:p>
      <text:p text:style-name="P23"/>
      <text:p text:style-name="P56"><text:span text:style-name="T2">000001</text:span> <text:s text:c="33"/><text:span text:style-name="T11">Always 0x000001 </text:span></text:p>
      <text:p text:style-name="P28"><text:span text:style-name="T12">07</text:span><text:span text:style-name="T17">a4</text:span> <text:s text:c="35"/><text:span text:style-name="T11">iBUS-ID</text:span></text:p>
      <text:p text:style-name="P34"><text:span text:style-name="T2">00</text:span><text:span text:style-name="T7">03</text:span> <text:s text:c="35"/><text:span text:style-name="T11">Length of message after this in byte (0x0003 = 3)</text:span></text:p>
      <text:p text:style-name="P37"><text:span text:style-name="T17">4681</text:span><text:span text:style-name="T28"> <text:s text:c="35"/></text:span><text:span text:style-name="T24">0x4680 + </text:span><text:span text:style-name="T29">s</text:span><text:span text:style-name="T24">equence-</text:span><text:span text:style-name="T29">n</text:span><text:span text:style-name="T24">umber </text:span><text:span text:style-name="T28">(0x4600 for </text:span><text:span text:style-name="T29">deactivation</text:span><text:span text:style-name="T28">?), </text:span><text:span text:style-name="T29">s</text:span><text:span text:style-name="T28">ome kind of bit-field</text:span></text:p>
      <text:p text:style-name="P43"><text:span text:style-name="T2">03</text:span><text:span text:style-name="T21"> <text:s text:c="37"/>Some kind of bit-field (seen between 0x01 and 0x06)</text:span></text:p>
      <text:p text:style-name="P22"/>
      <text:p text:style-name="P21">72 0x<text:span text:style-name="T2">000001</text:span><text:span text:style-name="T12">07a4</text:span><text:span text:style-name="T2">0003</text:span><text:span text:style-name="T12">4681</text:span><text:span text:style-name="T2">03</text:span> </text:p>
      <text:p text:style-name="P21">72 0x<text:span text:style-name="T2">000001</text:span><text:span text:style-name="T12">07a4</text:span><text:span text:style-name="T2">0003</text:span><text:span text:style-name="T12">4681</text:span><text:span text:style-name="T2">01</text:span> </text:p>
      <text:p text:style-name="P24"/>
      <text:p text:style-name="P21"><text:soft-page-break/>72 0x<text:span text:style-name="T2">000001</text:span><text:span text:style-name="T12">07a4</text:span><text:span text:style-name="T2">0003</text:span><text:span text:style-name="T12">4601</text:span><text:span text:style-name="T2">0f </text:span></text:p>
      <text:p text:style-name="P20"/>
      <text:p text:style-name="P17"><text:span text:style-name="T49">Time-</text:span>Message:</text:p>
      <text:p text:style-name="P17"/>
      <text:p text:style-name="P54"><text:span text:style-name="T2">00</text:span><text:span text:style-name="T6">48</text:span> <text:s text:c="35"/><text:span text:style-name="T39">Length of </text:span><text:span text:style-name="T40">m</text:span><text:span text:style-name="T39">essage after this in byte (0x00</text:span><text:span text:style-name="T40">48</text:span><text:span text:style-name="T39"> = </text:span><text:span text:style-name="T40">72</text:span><text:span text:style-name="T39">)</text:span></text:p>
      <text:p text:style-name="P40"><text:span text:style-name="T16">0040200c4018</text:span><text:span text:style-name="T26">...</text:span><text:span text:style-name="T6">020001472110</text:span><text:span text:style-name="T25"> <text:s text:c="12"/></text:span><text:span text:style-name="T26">Time-Message (6byte for each display, byte offset referenced in Station-Name-Message)</text:span></text:p>
      <text:p text:style-name="P41"><text:span text:style-name="T21"><text:s/></text:span><text:span text:style-name="T2">0048</text:span><text:span text:style-name="T12">0040200c4018</text:span><text:span text:style-name="T2">000b2014401e</text:span><text:span text:style-name="T12">000c20164020</text:span><text:span text:style-name="T2">000c201c4030</text:span><text:span text:style-name="T12">03062311431b</text:span><text:span text:style-name="T2">000a2014401e</text:span><text:span text:style-name="T12">04062411441b</text:span><text:span text:style-name="T2">040300090510</text:span><text:span text:style-name="T12">04082412441c</text:span><text:span text:style-name="T2">000b2015401f</text:span><text:span text:style-name="T12">010621100014</text:span><text:span text:style-name="T2">020001472110</text:span><text:span text:style-name="T21"> </text:span></text:p>
      <text:p text:style-name="P41"/>
      <text:p text:style-name="P41"><text:span text:style-name="T21">One </text:span><text:span text:style-name="T27">s</text:span><text:span text:style-name="T21">ingle Time-Message for one </text:span><text:span text:style-name="T27">d</text:span><text:span text:style-name="T21">isplay:</text:span></text:p>
      <text:p text:style-name="P49"/>
      <text:p text:style-name="P41"><text:s/>Display Line 1 <text:s/>| Display Line 2 <text:s/>| Display Line 3 <text:s/></text:p>
      <text:p text:style-name="P41"><text:span text:style-name="T2">0</text:span><text:span text:style-name="T12">00</text:span><text:span text:style-name="T2">00100</text:span><text:span text:style-name="T21"> </text:span><text:span text:style-name="T12">0</text:span><text:span text:style-name="T2">0</text:span><text:span text:style-name="T12">000011</text:span><text:span text:style-name="T21"> </text:span><text:span text:style-name="T2">0</text:span><text:span text:style-name="T12">01</text:span><text:span text:style-name="T2">00100</text:span><text:span text:style-name="T21"> </text:span><text:span text:style-name="T12">0</text:span><text:span text:style-name="T2">0</text:span><text:span text:style-name="T12">010000</text:span><text:span text:style-name="T21"> </text:span><text:span text:style-name="T2">0</text:span><text:span text:style-name="T12">00</text:span><text:span text:style-name="T2">00010</text:span><text:span text:style-name="T21"> </text:span><text:span text:style-name="T12">0</text:span><text:span text:style-name="T2">0</text:span><text:span text:style-name="T12">011010</text:span><text:span text:style-name="T21"> </text:span></text:p>
      <text:p text:style-name="P41">| | <text:s/>| <text:s text:c="2"/>|| <text:s text:c="2"/>|</text:p>
      <text:p text:style-name="P41">| | <text:s/>| <text:s text:c="2"/>|| <text:s text:c="2"/>\-&gt; Time in Minutes </text:p>
      <text:p text:style-name="P41">| | <text:s/>| <text:s text:c="2"/>|\-&gt; Sometimes 1, maybe a flag for bus beeing late????</text:p>
      <text:p text:style-name="P41">| | <text:s/>| <text:s text:c="2"/>\-&gt; Always 0, 1 if slot is empty</text:p>
      <text:p text:style-name="P41">| | <text:s/>\-&gt; Reference to Station-Name-Message (Here: Show <text:span text:style-name="T52">l</text:span>ine-<text:span text:style-name="T52">n</text:span>ame <text:span text:style-name="T52">and line-n</text:span>umber of sequence 0x4) </text:p>
      <text:p text:style-name="P41">| \-&gt; Counter, if same <text:span text:style-name="T52">l</text:span>ine-<text:span text:style-name="T52">n</text:span>ame/<text:span text:style-name="T52">n</text:span>umber was shown in display line above (always 0 in <text:span text:style-name="T52">d</text:span>isplay-<text:span text:style-name="T52">l</text:span>ine 1)</text:p>
      <text:p text:style-name="P41">\-&gt; Always 0, 1 if slot is empty</text:p>
      <text:p text:style-name="P41"/>
      <text:p text:style-name="P44">Almost empty message looks like:</text:p>
      <text:p text:style-name="P44"/>
      <text:p text:style-name="P44"><text:span text:style-name="T2">0048</text:span><text:span text:style-name="T12">e0e0e0e0e0e0</text:span><text:span text:style-name="T2">e0e0e0e0e0e0</text:span><text:span text:style-name="T12">0161e0e0e0e0</text:span><text:span text:style-name="T2">e0e0e0e0e0e0</text:span><text:span text:style-name="T12">e0e0e0e0e0e0</text:span><text:span text:style-name="T2">e0e0e0e0e0e0</text:span><text:span text:style-name="T12">003ce0e0e0e0</text:span><text:span text:style-name="T2">0139e0e0e0e0</text:span><text:span text:style-name="T12">003ce0e0e0e0</text:span><text:span text:style-name="T2">e0e0e0e0e0e0</text:span><text:span text:style-name="T12">e0e0e0e0e0e0</text:span><text:span text:style-name="T2">e0e0e0e0e0</text:span><text:span text:style-name="T46">eb</text:span> </text:p>
      <text:p text:style-name="P44"/>
      <text:p text:style-name="P42"><text:s/>Display Line 1 <text:s/>| Display Line 2 <text:s/>| Display Line 3 <text:s/></text:p>
      <text:p text:style-name="P42"><text:span text:style-name="T8">1</text:span><text:span text:style-name="T18">11</text:span><text:span text:style-name="T2">00</text:span><text:span text:style-name="T8">0</text:span><text:span text:style-name="T2">00</text:span><text:span text:style-name="T21"> </text:span><text:span text:style-name="T18">1</text:span><text:span text:style-name="T8">1</text:span><text:span text:style-name="T18">1</text:span><text:span text:style-name="T12">000</text:span><text:span text:style-name="T18">00</text:span><text:span text:style-name="T21"> </text:span><text:span text:style-name="T8">1</text:span><text:span text:style-name="T18">11</text:span><text:span text:style-name="T2">00</text:span><text:span text:style-name="T8">0</text:span><text:span text:style-name="T2">00</text:span><text:span text:style-name="T21"> </text:span><text:span text:style-name="T18">1</text:span><text:span text:style-name="T8">1</text:span><text:span text:style-name="T18">1</text:span><text:span text:style-name="T12">000</text:span><text:span text:style-name="T18">00</text:span><text:span text:style-name="T21"> </text:span><text:span text:style-name="T8">1</text:span><text:span text:style-name="T18">11</text:span><text:span text:style-name="T2">00</text:span><text:span text:style-name="T8">0</text:span><text:span text:style-name="T2">00</text:span><text:span text:style-name="T21"> </text:span><text:span text:style-name="T18">1</text:span><text:span text:style-name="T8">1</text:span><text:span text:style-name="T18">1</text:span><text:span text:style-name="T12">000</text:span><text:span text:style-name="T18">00</text:span></text:p>
      <text:p text:style-name="P44"/>
      <text:p text:style-name="P44">Absolutely no idea why the last by<text:span text:style-name="T53">t</text:span>e of message is <text:span text:style-name="T46">0xeb</text:span> instead of 0xe0...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<text:span text:style-name="T55">Additional Special-</text:span>Message<text:span text:style-name="T55">a</text:span>:</text:p>
      <text:p text:style-name="P45"/>
      <text:p text:style-name="P47">56 0x<text:span text:style-name="T2">000001</text:span><text:span text:style-name="T12">0654</text:span><text:span text:style-name="T2">001a</text:span><text:span text:style-name="T12">f1</text:span><text:span text:style-name="T2">18</text:span><text:span text:style-name="T12">83ea</text:span><text:span text:style-name="T2">01</text:span><text:span text:style-name="T12">13</text:span><text:span text:style-name="T2">48616c74657374656c6c65207665726c656774</text:span><text:span text:style-name="T12">03</text:span><text:span text:style-name="T2"> </text:span></text:p>
      <text:p text:style-name="P47">56 <text:s text:c="29"/>H a l t e s t e l l e <text:s text:c="2"/>v e r l e g t </text:p>
      <text:p text:style-name="P47">64 0x<text:span text:style-name="T2">000001</text:span><text:span text:style-name="T12">06f8</text:span><text:span text:style-name="T56">001a</text:span><text:span text:style-name="T12">f1</text:span><text:span text:style-name="T2">18</text:span><text:span text:style-name="T12">0ae9</text:span><text:span text:style-name="T2">01</text:span><text:span text:style-name="T12">13</text:span><text:span text:style-name="T2">48616c74657374656c6c65207665726c656774</text:span><text:span text:style-name="T12">03</text:span><text:span text:style-name="T2"> </text:span></text:p>
      <text:p text:style-name="P47">64 <text:s text:c="29"/>H a l t e s t e l l e <text:s text:c="2"/>v e r l e g t </text:p>
      <text:p text:style-name="P47">55 0x<text:span text:style-name="T2">000001</text:span><text:span text:style-name="T12">0653</text:span><text:span text:style-name="T2">001a</text:span><text:span text:style-name="T12">f1</text:span><text:span text:style-name="T2">18</text:span><text:span text:style-name="T12">d646</text:span><text:span text:style-name="T2">01</text:span><text:span text:style-name="T12">13</text:span><text:span text:style-name="T2">48616c74657374656c6c65207665726c656774</text:span><text:span text:style-name="T12">03 </text:span></text:p>
      <text:p text:style-name="P47">55 <text:s text:c="29"/>H a l t e s t e l l e <text:s text:c="2"/>v e r l e g t <text:s/></text:p>
      <text:p text:style-name="P47"/>
      <text:p text:style-name="P57"><text:span text:style-name="T2">000001</text:span> <text:s text:c="33"/><text:span text:style-name="T11">Always 0x000001 </text:span></text:p>
      <text:p text:style-name="P30"><text:span text:style-name="T19">0654</text:span> <text:s text:c="35"/><text:span text:style-name="T11">iBUS-ID</text:span></text:p>
      <text:p text:style-name="P35"><text:span text:style-name="T2">00</text:span><text:span text:style-name="T9">1a</text:span> <text:s text:c="35"/><text:span text:style-name="T11">Length of message after this in byte (0x001a = 26)</text:span></text:p>
      <text:p text:style-name="P30"><text:span text:style-name="T19">f1</text:span> <text:s text:c="37"/><text:span text:style-name="T32">Always 0xf1</text:span></text:p>
      <text:p text:style-name="P30"><text:span text:style-name="T9">18</text:span> <text:s text:c="37"/><text:span text:style-name="T33">Length till end of string (0x18 = 24)</text:span></text:p>
      <text:p text:style-name="P30"><text:span text:style-name="T41">83ea</text:span> <text:s text:c="35"/><text:span text:style-name="T58">???? </text:span><text:span text:style-name="T59">Weird</text:span></text:p>
      <text:p text:style-name="P31"><text:span text:style-name="T55">0</text:span>1<text:span text:style-name="T42"> <text:s text:c="37"/></text:span><text:span text:style-name="T43">Alwaya 0x01</text:span></text:p>
      <text:p text:style-name="P35"><text:span text:style-name="T20">12</text:span> <text:s text:c="37"/>Length of <text:span text:style-name="T50">s</text:span>tring (0x<text:span text:style-name="T44">2f</text:span> = 19)</text:p>
      <text:p text:style-name="P38"><text:span text:style-name="T9">48616c74657374656c6c65207665726c656774</text:span><text:span text:style-name="T22"> <text:s/></text:span><text:span text:style-name="T23">Message </text:span></text:p>
      <text:p text:style-name="P38"><text:span text:style-name="T13">0</text:span><text:span text:style-name="T20">3</text:span><text:span text:style-name="T22"> <text:s text:c="33"/></text:span><text:span text:style-name="T23"><text:s text:c="5"/></text:span><text:span text:style-name="T30">Always </text:span><text:span text:style-name="T28">0x0</text:span><text:span text:style-name="T30">3</text:span></text:p>
      <text:p text:style-name="P47"/>
      <text:p text:style-name="P48">55 0x0000010653001af118 d646 011348616c74657374656c6c65207665726c65677403 </text:p>
      <text:p text:style-name="P48">64 0x00000106f8001af118 0ae9 011348616c74657374656c6c65207665726c65677403 </text:p>
      <text:p text:style-name="P48">56 0x0000010654001af118 83ea 011348616c74657374656c6c65207665726c65677403 </text:p>
      <text:p text:style-name="P48">55 0x0000010653001af118 d646 011348616c74657374656c6c65207665726c65677403 </text:p>
      <text:p text:style-name="P48">56 0x0000010654001af118 83ea 011348616c74657374656c6c65207665726c65677403 </text:p>
      <text:p text:style-name="P48">64 0x00000106f8001af118 0ae9 011348616c74657374656c6c65207665726c65677403 </text:p>
      <text:p text:style-name="P48">55 0x0000010653001af118 d646 011348616c74657374656c6c65207665726c65677403 </text:p>
      <text:p text:style-name="P48">64 0x00000106f8001af118 0ae9 011348616c74657374656c6c65207665726c65677403 </text:p>
      <text:p text:style-name="P48">56 0x0000010654001af118 83ea 011348616c74657374656c6c65207665726c65677403 </text:p>
      <text:p text:style-name="P47"/>
      <text:p text:style-name="P47">Gets sent in the mornig (about 7:00) maybe activate? Light Off?</text:p>
      <text:p text:style-name="P47">52 0x<text:span text:style-name="T2">000001</text:span><text:span text:style-name="T12">0605</text:span><text:span text:style-name="T2">0008762400b4762500b4 </text:span></text:p>
      <text:p text:style-name="P47">51 0x<text:span text:style-name="T2">000001</text:span><text:span text:style-name="T12">05f1</text:span><text:span text:style-name="T2">0008762400b4762500b4 </text:span></text:p>
      <text:p text:style-name="P47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457in" fo:margin-bottom="0.2472in" fo:margin-left="0.0626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z </meta:initial-creator>
    <meta:creation-date>2015-01-05T02:20:40.538534074</meta:creation-date>
    <dc:date>2015-03-30T20:53:32.301888878</dc:date>
    <dc:creator>andz </dc:creator>
    <meta:editing-duration>PT21H19M6S</meta:editing-duration>
    <meta:editing-cycles>15</meta:editing-cycles>
    <meta:generator>LibreOffice/4.2.7.2$Linux_X86_64 LibreOffice_project/420m0$Build-2</meta:generator>
    <meta:document-statistic meta:table-count="0" meta:image-count="0" meta:object-count="0" meta:page-count="4" meta:paragraph-count="128" meta:word-count="890" meta:character-count="9300" meta:non-whitespace-character-count="6049"/>
  </office:meta>
</office:document-meta>
</file>